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7.3319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4.6846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2.5075in" fo:break-before="auto" style:use-optimal-row-height="true"/>
    </style:style>
    <style:style style:name="ro9" style:family="table-row">
      <style:table-row-properties style:row-height="8.8827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normal" style:font-weight-asian="bold" style:font-weight-complex="bold"/>
    </style:style>
    <style:style style:name="ce6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line-through-style="solid"/>
    </style:style>
    <style:style style:name="T5" style:family="text">
      <style:text-properties style:font-name="Liberation Sans" style:font-name-asian="DejaVu Sans" style:font-weight-asian="bold" style:font-name-complex="DejaVu Sans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6" table:number-columns-repeated="1018" table:default-cell-style-name="ce3"/>
        <table:table-row table:style-name="ro2">
          <table:table-cell table:style-name="ce1" office:value-type="string" table:number-columns-spanned="6" table:number-rows-spanned="1">
            <text:p>Warning: This spec is probably incomplete and should only be used as a reference to build a more detailed spec. <text:s/>There are a lot of small details (such as computing how much data we can send) that are left out.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6"/>
          <table:table-cell table:number-columns-repeated="1017"/>
        </table:table-row>
        <table:table-row table:style-name="ro1">
          <table:table-cell table:style-name="ce2" office:value-type="string">
            <text:p>Event</text:p>
          </table:table-cell>
          <table:table-cell table:style-name="ce2" office:value-type="string">
            <text:p>Protocol</text:p>
          </table:table-cell>
          <table:table-cell table:style-name="ce2" office:value-type="string">
            <text:p>Reliability</text:p>
          </table:table-cell>
          <table:table-cell table:style-name="ce2" office:value-type="string">
            <text:p>Connection Manager</text:p>
          </table:table-cell>
          <table:table-cell table:style-name="ce2" office:value-type="string">
            <text:p>Congestion Control</text:p>
          </table:table-cell>
          <table:table-cell table:style-name="ce6" table:formula="of:=TODAY()" office:value-type="date" office:date-value="2011-06-23">
            <text:p>06/23/11</text:p>
          </table:table-cell>
          <table:table-cell table:number-columns-repeated="1017"/>
        </table:table-row>
        <table:table-row table:style-name="ro3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5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</table:table-cell>
          <table:table-cell table:style-name="Default" table:number-columns-repeated="3"/>
          <table:table-cell table:number-columns-repeated="1015"/>
        </table:table-row>
        <table:table-row table:style-name="ro6">
          <table:table-cell office:value-type="string">
            <text:p>SendPacket</text:p>
          </table:table-cell>
          <table:table-cell office:value-type="string">
            <text:p/>
            <text:p/>
            <text:p>Set protocol in IP header (done in Procool.cc)</text:p>
            <text:p/>
            <text:p>Call Reliability First</text:p>
            <text:p/>
            <text:p/>
            <text:p>packet-&gt;pack();</text:p>
            <text:p>packet-&gt;calculate_and_set_tcp_checksum();</text:p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NOT initialized:</text:p>
            <text:p><text:s text:c="2"/>ISS (initial sequence number) ← 1;</text:p>
            <text:p><text:s text:c="2"/>SEG.SEQ ← ISS;</text:p>
            <text:p><text:s text:c="2"/>SND.UNA ← ISS;</text:p>
            <text:p><text:s text:c="2"/>SND.NXT ← ISS + 1;</text:p>
            <text:p><text:s text:c="2"/>Set initialized;</text:p>
            <text:p/>
            <text:p>Else: </text:p>
            <text:p><text:s text:c="2"/>SEG.SEQ ← SND.NXT;</text:p>
            <text:p><text:s text:c="2"/>SND.NXT ← SND.NXT + (isFin or isSyn ? 1 : <text:s/>SEG.LEN);</text:p>
            <text:p/>
            <text:p>SEG.ACK ← RCV.NXT;</text:p>
            <text:p>if(SEG.ACK):</text:p>
            <text:p><text:s text:c="2"/>SEG.isAck ← True;</text:p>
            <text:p/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/>
            <text:p>If SYN or FIN:</text:p>
            <text:p><text:s text:c="2"/>Put SYN/FIN on SendBuffer;</text:p>
            <text:p/>
            <text:p>Insert RCV.WND into header.</text:p>
            <text:p/>
            <text:p>Set timestamp;</text:p>
            <text:p>Set echo reply (if saved echo);</text:p>
            <text:p><text:s text:c="2"/></text:p>
          </table:table-cell>
          <table:table-cell/>
          <table:table-cell table:style-name="Default" office:value-type="string">
            <text:p>If SYN:</text:p>
            <text:p><text:s text:c="2"/>SND.UNA ← ISS;</text:p>
            <text:p><text:s text:c="2"/>SND.NXT ← ISS + 1;</text:p>
            <text:p>Else if FIN:</text:p>
            <text:p><text:s text:c="2"/>SND.NXT ← SND.NXT + 1;</text:p>
            <text:p/>
            <text:p># SND.NXT will also be updated upon insertion of data</text:p>
          </table:table-cell>
          <table:table-cell table:style-name="Default" table:number-columns-repeated="3"/>
          <table:table-cell table:number-columns-repeated="1015"/>
        </table:table-row>
        <table:table-row table:style-name="ro7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My timer ← 0;</text:p>
            <text:p><text:s text:c="2"/>SND.NXT ← SND.UNA;</text:p>
            <text:p><text:span text:style-name="T2"><text:s text:c="2"/></text:span><text:span text:style-name="T2">RTO ← RT0 * 2;</text:span></text:p>
            <text:p><text:s text:c="2"/>[ResendPacketEvent]</text:p>
            <text:p/>
          </table:table-cell>
          <table:table-cell table:style-name="ce5" office:value-type="string">
            <text:p><text:span text:style-name="T6">if my timer &amp;&amp; state == TimeWait:</text:span></text:p>
            <text:p><text:span text:style-name="T6"><text:s/>→ </text:span><text:span text:style-name="T6">Closed;</text:span></text:p>
            <text:p><text:span text:style-name="T6"><text:s/></text:span><text:span text:style-name="T6">Dispatch [DeleteSocketEvent];</text:span></text:p>
          </table:table-cell>
          <table:table-cell table:style-name="Default" office:value-type="string">
            <text:p>If timer == saved probe timer:</text:p>
            <text:p><text:s text:c="2"/>Probe timer duration *= 2;</text:p>
            <text:p><text:s text:c="2"/>Dispatch [TimeoutEvent] (probe timer)</text:p>
            <text:p/>
            <text:p><text:s text:c="2"/>Send one packet with as much data as possible (this is a probe packet)</text:p>
            <text:p/>
            <text:p><text:s text:c="2"/>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ResendPacket</text:p>
          </table:table-cell>
          <table:table-cell table:style-name="Default" office:value-type="string">
            <text:p><text:span text:style-name="T2">Must call modules in this order:</text:span></text:p>
            <text:p><text:span text:style-name="T2">1. Congestion Control</text:span></text:p>
            <text:p><text:span text:style-name="T2">2. Reliability</text:span></text:p>
            <text:p><text:span text:style-name="T2">3. Connection Manager</text:span></text:p>
          </table:table-cell>
          <table:table-cell table:style-name="Default"/>
          <table:table-cell/>
          <table:table-cell table:style-name="Default" office:value-type="string">
            <text:p>SND.NXT ← SND.UNA;</text:p>
            <text:p>If send buffer[0] == SYN byte:</text:p>
            <text:p><text:s text:c="2"/>Set SYN bit;</text:p>
            <text:p><text:s text:c="2"/>Set data in packet to empty;</text:p>
            <text:p><text:s text:c="2"/>Length ← 1;</text:p>
            <text:p>Else if send_buffer[send_buffer.size() -1] == FIN byte:</text:p>
            <text:p><text:s text:c="2"/>Set FIN bit;</text:p>
            <text:p><text:span text:style-name="T2"><text:s text:c="2"/></text:span><text:span text:style-name="T2">Set data in packet to empty;</text:span></text:p>
            <text:p><text:span text:style-name="T2"><text:s text:c="2"/></text:span><text:span text:style-name="T2">Length ← 1;</text:span></text:p>
            <text:p>Else:</text:p>
            <text:p><text:s text:c="2"/>Length ← min(num_unsent, MSS, SND.WND, max_receive_wnd_size);</text:p>
            <text:p><text:s text:c="2"/>Set data in packet to send_buffer[SND.UNA, SND.UNA + Length);</text:p>
            <text:p/>
            <text:p>SND.NXT ← SND.UNA + length;</text:p>
            <text:p>[SendPacketEvent];</text:p>
            <text:p/>
          </table:table-cell>
          <table:table-cell table:style-name="Default" table:number-columns-repeated="3"/>
          <table:table-cell table:number-columns-repeated="1015"/>
        </table:table-row>
        <table:table-row table:style-name="ro9">
          <table:table-cell office:value-type="string">
            <text:p>NetworkReceivePacket</text:p>
          </table:table-cell>
          <table:table-cell table:style-name="Default" office:value-type="string">
            <text:p><text:span text:style-name="T3">If NOT packet has valid checksum:</text:span></text:p>
            <text:p><text:span text:style-name="T3"><text:s text:c="2"/></text:span><text:span text:style-name="T3">Return;</text:span></text:p>
            <text:p><text:span text:style-name="T1"/></text:p>
            <text:p><text:span text:style-name="T1"># Do we have a valid ACK number?</text:span></text:p>
            <text:p>If ACK:</text:p>
            <text:p><text:s text:c="2"/>Valid ← SND.UNA &lt;= SEG.ACK &lt;= SND.MAX;</text:p>
            <text:p><text:s text:c="2"/>If NOT Valid:</text:p>
            <text:p><text:s text:c="4"/>Reliability();</text:p>
            <text:p><text:s text:c="4"/>Return;</text:p>
            <text:p/>
            <text:p/>
            <text:p><text:span text:style-name="T1"># Do we have a valid SEQ number?</text:span></text:p>
            <text:p># this is the validity checks defined on page 69 of the RFC 793.</text:p>
            <text:p># the only other thing this check will need to do is if no context exists (RCV.NXT == 0),</text:p>
            <text:p># return true</text:p>
            <text:p>If NOT R.is_valid():</text:p>
            <text:p><text:s text:c="2"/>// These are all on page 69 of RFC 793</text:p>
            <text:p><text:s text:c="2"/>// we do not include SynReceived here as it causes problems</text:p>
            <text:p><text:s text:c="2"/>// TODO: it would be nice to be completely consistent</text:p>
            <text:p><text:s text:c="2"/>If state == TimeWait:</text:p>
            <text:p><text:s text:c="4"/>connection_manager();</text:p>
            <text:p><text:s text:c="2"/>Else If state in (Established, FinWait1, FinWait2, CloseWait, Closing, LastAck, TimeWait):</text:p>
            <text:p><text:s text:c="4"/>Send ack; # put this in reliability?</text:p>
            <text:p><text:s text:c="2"/>Return;</text:p>
            <text:p/>
            <text:p>If a segment's contents straddle the boundary between old and new, only the new parts should be processed.</text:p>
            <text:p/>
            <text:p><text:span text:style-name="T2">If FIN &amp;&amp; (receive buffer not empty OR receive window is not empty)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>#Congestion control will need to keep track of how much outstanding data there is</text:p>
            <text:p># it will need to update the RCV.NXT and RCV.UNA similar to reliability</text:p>
            <text:p># it will also need to error check </text:p>
            <text:p>congestion_control()</text:p>
            <text:p/>
            <text:p><text:span text:style-name="T4">assert(the total of RCV.NXT and RCV.WND is not reduced) # page 74</text:span></text:p>
            <text:p/>
            <text:p><text:span text:style-name="T5"># This needs to happen after all calls to all modules</text:span></text:p>
            <text:p><text:span text:style-name="T5">If saved CloseEvent &amp;&amp; send buffer is empty &amp;&amp; no saved SendEvent:</text:span></text:p>
            <text:p><text:span text:style-name="T5"><text:s/></text:span><text:span text:style-name="T5">Call close on connection manager;</text:span></text:p>
            <text:p><text:span text:style-name="T5"><text:s/></text:span><text:span text:style-name="T5">Set saved CloseEvent to be NULL;</text:span></text:p>
          </table:table-cell>
          <table:table-cell table:style-name="Default" office:value-type="string">
            <text:p>Save time stamp as the echo reply;</text:p>
            <text:p><text:s text:c="2"/></text:p>
            <text:p><text:s text:c="2"/></text:p>
            <text:p>If ACK &amp;&amp; SND.UNA &lt; SEG.ACK &lt;= SND.MAX:</text:p>
            <text:p><text:s text:c="2"/>SND.UNA ← SEG.ACK;</text:p>
            <text:p><text:s text:c="2"/># in case of a resend we may be off</text:p>
            <text:p><text:s text:c="2"/>If SND.NXT &lt; SND.UNA;</text:p>
            <text:p><text:s text:c="4"/>SND.NXT ← SND.UNA;</text:p>
            <text:p><text:s text:c="2"/>Remove anything from send buffer which is ack'ed;</text:p>
            <text:p><text:s text:c="2"/>If removed anything from send buffer:</text:p>
            <text:p><text:s text:c="4"/>Dispatch [SendBufferNotFull];</text:p>
            <text:p><text:s text:c="2"/>Update RTO according to RFC 2988;</text:p>
            <text:p><text:s text:c="2"/>Update timer according to RFC 2988;</text:p>
            <text:p/>
            <text:p>Else If ACK &amp;&amp; SEG.ACK &gt; SND.MAX:</text:p>
            <text:p><text:s text:c="2"/>Send an ack</text:p>
            <text:p><text:s text:c="2"/>Return</text:p>
            <text:p/>
            <text:p># RFC 2001</text:p>
            <text:p># This is a bit of an update</text:p>
            <text:p># Must cover the equal case in the first expression</text:p>
            <text:p># The second expression is to only count duplicate acks when we have outstanding data</text:p>
            <text:p><text:span text:style-name="T2">Else if ACK &amp;&amp; SEG.ACK &lt;= SND.UNA &amp;&amp; SND.UNA &lt; SND.NXT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1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SND.NXT ← SND.UNA;</text:span></text:p>
            <text:p><text:span text:style-name="T2"><text:s text:c="4"/></text:span><text:span text:style-name="T2">[ResendPacketEvent]</text:span></text:p>
            <text:p/>
            <text:p/>
            <text:p>If FIN or SYN:</text:p>
            <text:p><text:s text:c="2"/>RCV.NXT ← SEG.SEQ + 1;</text:p>
            <text:p><text:s text:c="2"/>If SYN:</text:p>
            <text:p><text:s text:c="4"/>Receive window expected ← RCV.NXT;</text:p>
            <text:p/>
            <text:p><text:s text:c="2"/># we may not need to adjust the receive window on these control bits</text:p>
            <text:p><text:s text:c="2"/># as we will consume it next</text:p>
            <text:p><text:s text:c="2"/><text:span text:style-name="T4">RCV.WND ← RCV.WND – 1;</text:span></text:p>
            <text:p/>
            <text:p>Else If data:</text:p>
            <text:p><text:s text:c="2"/>num_inserted ← receive_buffer.insert(packet)</text:p>
            <text:p><text:s text:c="2"/>If RCV.WND – num_inserted &gt;= 0:</text:p>
            <text:p><text:s text:c="4"/>RCV.WND ← RCV.WND – amount of new data (not necessarily the amount in the packet)</text:p>
            <text:p><text:span text:style-name="T2"><text:s text:c="4"/></text:span><text:span text:style-name="T2"># put as many in order packets as we can into the receive buffer</text:span></text:p>
            <text:p><text:span text:style-name="T2"><text:s text:c="4"/></text:span><text:span text:style-name="T2">Save as much contiguous data in receive buffer as we can;</text:span></text:p>
            <text:p><text:span text:style-name="T2"><text:s text:c="4"/></text:span><text:span text:style-name="T2">Remove all packets we can from the queue</text:span></text:p>
            <text:p><text:span text:style-name="T2"><text:s text:c="4"/></text:span><text:span text:style-name="T2">RCV.NXT ← RCV.NXT + amount put in receive buffer; <text:s text:c="3"/></text:span></text:p>
            <text:p><text:span text:style-name="T2"><text:s text:c="4"/></text:span><text:span text:style-name="T2">[ReceiveBufferNotEmpty];</text:span></text:p>
            <text:p><text:s text:c="2"/>Else:</text:p>
            <text:p><text:s text:c="4"/>recieve_buffer.remove(packet);</text:p>
            <text:p><text:s text:c="2"/></text:p>
            <text:p/>
            <text:p><text:s text:c="2"/>Send ACK # always send ack upon receipt of ANY (valid or not) data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6">If Fin &amp;&amp; state == Established:</text:span></text:p>
            <text:p><text:span text:style-name="T6"><text:s/>→ </text:span><text:span text:style-name="T6">CloseWait;</text:span></text:p>
            <text:p><text:span text:style-name="T6"><text:s/></text:span><text:span text:style-name="T5">Create Packet; (ACK)</text:span></text:p>
            <text:p><text:span text:style-name="T5"><text:s/></text:span><text:span text:style-name="T5">Dispatch [SendPacket];</text:span></text:p>
            <text:p><text:span text:style-name="T5"><text:s/></text:span><text:span text:style-name="T5">Dispatch [ResponseEvent] (so we can stop calling recv(), send())</text:span></text:p>
            <text:p><text:span text:style-name="T5"/></text:p>
            <text:p><text:span text:style-name="T5">If FinAck &amp;&amp; state == FinWait1 </text:span><text:span text:style-name="T7">&amp;&amp; send buffer is empty:</text:span></text:p>
            <text:p><text:span text:style-name="T5"><text:s/>→ </text:span><text:span text:style-name="T5">TimeWait;</text:span></text:p>
            <text:p><text:span text:style-name="T5"><text:s/></text:span><text:span text:style-name="T5">CreatePacket; (ACK)</text:span></text:p>
            <text:p><text:span text:style-name="T5"><text:s/></text:span><text:span text:style-name="T5">Dispatch [SendPacket];</text:span></text:p>
            <text:p><text:span text:style-name="T5"/></text:p>
            <text:p><text:span text:style-name="T5">If Ack &amp;&amp; state == FinWait1 </text:span><text:span text:style-name="T7">&amp;&amp; send buffer is empty:</text:span></text:p>
            <text:p><text:span text:style-name="T5"><text:s/>→ </text:span><text:span text:style-name="T5">FinWait2;</text:span></text:p>
            <text:p><text:span text:style-name="T5"/></text:p>
            <text:p><text:span text:style-name="T5">If Fin &amp;&amp; state == FinWait2:</text:span></text:p>
            <text:p><text:span text:style-name="T5"><text:s/>→ </text:span><text:span text:style-name="T5">TimeWait;</text:span></text:p>
            <text:p><text:span text:style-name="T5"><text:s/></text:span><text:span text:style-name="T5">(On enter of TimeWait, set a timer for 2 MSL)</text:span></text:p>
            <text:p><text:span text:style-name="T5"><text:s/></text:span><text:span text:style-name="T5">CreatePacket; (ACK)</text:span></text:p>
            <text:p><text:span text:style-name="T5"><text:s/></text:span><text:span text:style-name="T5">[SendPacket];</text:span></text:p>
            <text:p><text:span text:style-name="T5"/></text:p>
            <text:p><text:span text:style-name="T5">If pure ACK &amp;&amp; state == LastAck </text:span><text:span text:style-name="T7">&amp;&amp; send buffer is empty</text:span><text:span text:style-name="T5">:</text:span></text:p>
            <text:p><text:span text:style-name="T5"><text:s/></text:span><text:span text:style-name="T5">Dispatch [DeleteSocket];</text:span></text:p>
            <text:p><text:span text:style-name="T5"><text:s/>→ </text:span><text:span text:style-name="T5">Closed</text:span></text:p>
            <text:p><text:span text:style-name="T5"/></text:p>
            <text:p><text:span text:style-name="T5">If state == TimeWait &amp;&amp; FIN:</text:span></text:p>
            <text:p><text:span text:style-name="T5"><text:s text:c="2"/></text:span><text:span text:style-name="T5">Dispatch ACK;</text:span></text:p>
            <text:p><text:span text:style-name="T5"><text:s text:c="2"/></text:span><text:span text:style-name="T5">Restart 2MSL;</text:span></text:p>
          </table:table-cell>
          <table:table-cell table:style-name="Default" office:value-type="string">
            <text:p>If ACK and SND.UNA &lt; SEG.ACK &lt;= SND.MAX:</text:p>
            <text:p><text:s text:c="2"/>SND.UNA ← SEG.ACK;</text:p>
            <text:p><text:s text:c="2"/># in case of a resend we may be off</text:p>
            <text:p><text:span text:style-name="T2"><text:s text:c="2"/></text:span><text:span text:style-name="T2">If SND.NXT &lt; SND.UNA;</text:span></text:p>
            <text:p><text:span text:style-name="T2"><text:s text:c="4"/></text:span><text:span text:style-name="T2">SND.NXT ← SND.UNA;</text:span></text:p>
            <text:p/>
            <text:p><text:s text:c="2"/># update the send window</text:p>
            <text:p><text:span text:style-name="T2"><text:s text:c="2"/></text:span><text:span text:style-name="T2"># see page 72 for details on variable definitions</text:span></text:p>
            <text:p><text:span text:style-name="T2"><text:s text:c="2"/></text:span><text:span text:style-name="T2"># what about circular space? <text:s/>tcp.py does not consider it</text:span></text:p>
            <text:p><text:span text:style-name="T2"><text:s text:c="2"/></text:span><text:span text:style-name="T2">If SND.WL1 &lt; SEG.SEG || (SND.WL1 == SEG.SEQ &amp;&amp; SND.WL2 &lt;= SEG.ACK)):</text:span></text:p>
            <text:p><text:span text:style-name="T2"><text:s text:c="4"/></text:span><text:span text:style-name="T2">SND.WND ← SEG.WND;</text:span></text:p>
            <text:p><text:span text:style-name="T2"><text:s text:c="4"/></text:span><text:span text:style-name="T2">SND.WL1 ← SEG.SEQ;</text:span></text:p>
            <text:p><text:span text:style-name="T2"><text:s text:c="4"/></text:span><text:span text:style-name="T2">SND.WL2 ← SEG.ACK;</text:span></text:p>
            <text:p><text:span text:style-name="T2"/></text:p>
            <text:p><text:span text:style-name="T2"><text:s text:c="2"/></text:span><text:span text:style-name="T2">If num_outstanding_bytes == SND.WND:</text:span></text:p>
            <text:p><text:span text:style-name="T2"><text:s text:c="4"/></text:span><text:span text:style-name="T2">If probe timer not already set:</text:span></text:p>
            <text:p><text:span text:style-name="T2"><text:s text:c="6"/></text:span><text:span text:style-name="T2">Dispatch [TimeoutEvent] set to fire at probe duration;</text:span></text:p>
            <text:p><text:span text:style-name="T2"><text:s text:c="6"/></text:span><text:span text:style-name="T2">Save timeout event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If probe timer is saved:</text:span></text:p>
            <text:p><text:span text:style-name="T2"><text:s text:c="6"/></text:span><text:span text:style-name="T2">Probe duration ← Initial probe duration;</text:span></text:p>
            <text:p><text:span text:style-name="T2"><text:s text:c="6"/></text:span><text:span text:style-name="T2">Dispatch [CancelTimerEvent] # cancel current probe timer;</text:span></text:p>
            <text:p><text:span text:style-name="T2"><text:s text:c="6"/></text:span><text:span text:style-name="T2">Saved probe timer ← 0;</text:span></text:p>
            <text:p><text:span text:style-name="T2"><text:s text:c="4"/></text:span><text:span text:style-name="T2">Send as much data as possible</text:span></text:p>
          </table:table-cell>
          <table:table-cell table:style-name="Default" table:number-columns-repeated="3"/>
          <table:table-cell table:number-columns-repeated="1015"/>
        </table:table-row>
        <table:table-row table:style-name="ro10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accept())</text:p>
          </table:table-cell>
          <table:table-cell table:number-columns-repeated="1021"/>
        </table:table-row>
        <table:table-row table:style-name="ro10">
          <table:table-cell office:value-type="string">
            <text:p>ReceiveBufferNotEmpty</text:p>
          </table:table-cell>
          <table:table-cell table:style-name="Default"/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pan text:style-name="T2"><text:s/></text:span><text:span text:style-name="T2">RCV.WND ← RCV.WND + size of data put into response event;</text:span></text:p>
            <text:p><text:s/>Dispatch [ReceiveBufferNotFull]</text:p>
          </table:table-cell>
          <table:table-cell table:number-columns-repeated="1020"/>
        </table:table-row>
        <table:table-row table:style-name="ro3">
          <table:table-cell office:value-type="string">
            <text:p>ReceiveBufferNotFull</text:p>
          </table:table-cell>
          <table:table-cell office:value-type="string">
            <text:p>if saved FIN &amp;&amp; <text:span text:style-name="T2">(receive buffer is empty AND receive window) is empty):</text:span>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5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<text:s/>RCV.WND ← RCV.WND + size of data put into response event;</text:p>
            <text:p><text:s/>Dispatch [ReceiveBufferNotFull]</text:p>
            <text:p>Else:</text:p>
            <text:p><text:s/>Save the ReceiveEvent</text:p>
          </table:table-cell>
          <table:table-cell table:number-columns-repeated="1020"/>
        </table:table-row>
        <table:table-row table:style-name="ro8">
          <table:table-cell table:style-name="ce4" office:value-type="string">
            <text:p>CloseEvent</text:p>
          </table:table-cell>
          <table:table-cell table:style-name="ce4" office:value-type="string">
            <text:p>if send buffer is empty <text:span text:style-name="T5">&amp;&amp; no saved SendEvent</text:span>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4"/>
          <table:table-cell table:style-name="ce4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1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1">
          <table:table-cell table:number-columns-repeated="1023"/>
        </table:table-row>
        <table:table-row table:style-name="ro11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1" table:number-rows-repeated="1048549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06/23/2011</text:date>, <text:time>09:3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6-23T09:32:06</dc:date>
    <dc:creator>Randy Buck</dc:creator>
    <meta:editing-duration>PT1186H58M50S</meta:editing-duration>
    <meta:editing-cycles>288</meta:editing-cycles>
    <meta:generator>OpenOffice.org/3.2$Unix OpenOffice.org_project/320m12$Build-9483</meta:generator>
    <meta:printed-by>Randy Buck</meta:printed-by>
    <meta:print-date>2011-06-13T14:10:56</meta:print-date>
    <meta:document-statistic meta:table-count="3" meta:cell-count="47" meta:object-count="0"/>
  </office:meta>
</office:document-meta>
</file>